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fo:font-weight="bold" officeooo:rsid="00182f1a" officeooo:paragraph-rsid="00182f1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fo:font-weight="normal" officeooo:rsid="00127a75" officeooo:paragraph-rsid="00127a75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5pt" officeooo:rsid="0029ccf7" officeooo:paragraph-rsid="0029ccf7" style:font-size-asian="15pt" style:font-size-complex="15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5pt" fo:font-weight="bold" officeooo:rsid="000f5f74" officeooo:paragraph-rsid="000f5f74" style:font-size-asian="15pt" style:font-weight-asian="bold" style:font-size-complex="15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5pt" fo:font-weight="bold" officeooo:rsid="00127a75" officeooo:paragraph-rsid="00127a75" style:font-size-asian="15pt" style:font-weight-asian="bold" style:font-size-complex="15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1269ef" officeooo:paragraph-rsid="001269ef" style:font-size-asian="15pt" style:font-weight-asian="normal" style:font-size-complex="15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127a75" officeooo:paragraph-rsid="00127a75" style:font-size-asian="15pt" style:font-weight-asian="normal" style:font-size-complex="15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13b4d4" officeooo:paragraph-rsid="0013b4d4" style:font-size-asian="15pt" style:font-weight-asian="normal" style:font-size-complex="15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1719e7" officeooo:paragraph-rsid="001719e7" style:font-size-asian="15pt" style:font-weight-asian="normal" style:font-size-complex="15pt" style:font-weight-complex="normal"/>
    </style:style>
    <style:style style:name="P11" style:family="paragraph" style:parent-style-name="Standard" style:list-style-name="L2">
      <style:paragraph-properties fo:line-height="115%" fo:text-align="start" style:justify-single-word="false" style:writing-mode="lr-tb"/>
      <style:text-properties style:font-name="Arial" fo:font-size="15pt" fo:font-weight="normal" officeooo:rsid="00182f1a" officeooo:paragraph-rsid="00182f1a" style:font-size-asian="15pt" style:font-weight-asian="normal" style:font-size-complex="15pt" style:font-weight-complex="normal"/>
    </style:style>
    <style:style style:name="P12" style:family="paragraph" style:parent-style-name="Standard" style:list-style-name="L2">
      <style:paragraph-properties fo:text-align="start" style:justify-single-word="false" style:writing-mode="lr-tb"/>
      <style:text-properties style:font-name="Arial" fo:font-size="15pt" fo:font-weight="normal" officeooo:rsid="00182f1a" officeooo:paragraph-rsid="00182f1a" style:font-size-asian="15pt" style:font-weight-asian="normal" style:font-size-complex="15pt" style:font-weight-complex="normal"/>
    </style:style>
    <style:style style:name="P13" style:family="paragraph" style:parent-style-name="Standard" style:list-style-name="L1">
      <style:paragraph-properties fo:text-align="start" style:justify-single-word="false" style:writing-mode="lr-tb"/>
      <style:text-properties style:font-name="Arial" fo:font-size="15pt" fo:font-weight="normal" officeooo:rsid="00182f1a" officeooo:paragraph-rsid="00182f1a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1cacfe" officeooo:paragraph-rsid="001cacfe" style:font-size-asian="15pt" style:font-weight-asian="normal" style:font-size-complex="15pt" style:font-weight-complex="normal"/>
    </style:style>
    <style:style style:name="P15" style:family="paragraph" style:parent-style-name="Standard" style:list-style-name="L1">
      <style:paragraph-properties fo:text-align="start" style:justify-single-word="false" style:writing-mode="lr-tb"/>
      <style:text-properties style:font-name="Arial" fo:font-size="15pt" fo:font-weight="normal" officeooo:rsid="001cacfe" officeooo:paragraph-rsid="001cacfe" style:font-size-asian="15pt" style:font-weight-asian="normal" style:font-size-complex="15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1f5189" officeooo:paragraph-rsid="001f5189" style:font-size-asian="15pt" style:font-weight-asian="normal" style:font-size-complex="15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20350d" officeooo:paragraph-rsid="0020350d" style:font-size-asian="15pt" style:font-weight-asian="normal" style:font-size-complex="15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23de89" officeooo:paragraph-rsid="0023de89" style:font-size-asian="15pt" style:font-weight-asian="normal" style:font-size-complex="15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2656ba" officeooo:paragraph-rsid="002656ba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5pt" fo:font-weight="normal" officeooo:rsid="002fb213" officeooo:paragraph-rsid="002fb213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Arial" fo:font-size="15pt" fo:font-weight="normal" officeooo:rsid="002fb213" officeooo:paragraph-rsid="002fb213" style:font-size-asian="13.1000003814697pt" style:font-weight-asian="normal" style:font-size-complex="15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5pt" officeooo:rsid="002656ba" officeooo:paragraph-rsid="002656ba" style:font-size-asian="15pt" style:font-size-complex="15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5pt" officeooo:rsid="00272f7f" officeooo:paragraph-rsid="00272f7f" style:font-size-asian="15pt" style:font-size-complex="15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5pt" officeooo:rsid="0028649d" officeooo:paragraph-rsid="0028649d" style:font-size-asian="15pt" style:font-size-complex="15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5pt" officeooo:rsid="0029ccf7" officeooo:paragraph-rsid="0029ccf7" style:font-size-asian="15pt" style:font-size-complex="15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5pt" officeooo:rsid="002a6147" officeooo:paragraph-rsid="002a6147" style:font-size-asian="15pt" style:font-size-complex="15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5pt" officeooo:rsid="002b6e5c" officeooo:paragraph-rsid="002b6e5c" style:font-size-asian="15pt" style:font-size-complex="15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5pt" officeooo:rsid="002b6e5c" officeooo:paragraph-rsid="002b6e5c" style:font-size-asian="15pt" style:font-size-complex="15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5pt" officeooo:rsid="002beac7" officeooo:paragraph-rsid="002beac7" style:font-size-asian="15pt" style:font-size-complex="15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5pt" officeooo:rsid="002beac7" officeooo:paragraph-rsid="002beac7" style:font-size-asian="15pt" style:font-size-complex="15pt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1269ef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127a75"/>
    </style:style>
    <style:style style:name="P33" style:family="paragraph" style:parent-style-name="Standard" style:list-style-name="L1">
      <style:paragraph-properties fo:text-align="start" style:justify-single-word="false" style:writing-mode="lr-tb"/>
      <style:text-properties officeooo:paragraph-rsid="0023de89"/>
    </style:style>
    <style:style style:name="P34" style:family="paragraph" style:parent-style-name="Standard" style:list-style-name="L3">
      <style:paragraph-properties fo:text-align="start" style:justify-single-word="false"/>
      <style:text-properties officeooo:paragraph-rsid="002fb213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127a75" officeooo:paragraph-rsid="00127a75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3b4d4" officeooo:paragraph-rsid="0013b4d4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719e7" officeooo:paragraph-rsid="001719e7"/>
    </style:style>
    <style:style style:name="P38" style:family="paragraph" style:parent-style-name="Standard" style:list-style-name="L1">
      <style:paragraph-properties fo:text-align="start" style:justify-single-word="false" style:writing-mode="lr-tb"/>
      <style:text-properties officeooo:rsid="00182f1a" officeooo:paragraph-rsid="00182f1a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2656ba" officeooo:paragraph-rsid="002656ba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5pt" officeooo:rsid="00272f7f" officeooo:paragraph-rsid="00272f7f" style:font-size-asian="15pt" style:font-size-complex="15pt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2beac7" officeooo:paragraph-rsid="002beac7"/>
    </style:style>
    <style:style style:name="P42" style:family="paragraph" style:parent-style-name="Standard">
      <style:paragraph-properties fo:text-align="start" style:justify-single-word="false"/>
      <style:text-properties officeooo:rsid="002beac7" officeooo:paragraph-rsid="002beac7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Arial" fo:font-size="15pt" officeooo:paragraph-rsid="002fb213" style:font-size-asian="15pt" style:font-size-complex="15pt"/>
    </style:style>
    <style:style style:name="P44" style:family="paragraph" style:parent-style-name="Standard">
      <style:paragraph-properties fo:text-align="start" style:justify-single-word="false"/>
      <style:text-properties style:font-name="Arial" fo:font-size="15pt" officeooo:paragraph-rsid="002fb213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5pt" fo:font-weight="normal" style:font-size-asian="15pt" style:font-weight-asian="normal" style:font-size-complex="15pt" style:font-weight-complex="normal"/>
    </style:style>
    <style:style style:name="T3" style:family="text">
      <style:text-properties style:font-name="Arial" fo:font-size="15pt" fo:font-weight="normal" officeooo:rsid="000f5f74" style:font-size-asian="15pt" style:font-weight-asian="normal" style:font-size-complex="15pt" style:font-weight-complex="normal"/>
    </style:style>
    <style:style style:name="T4" style:family="text">
      <style:text-properties style:font-name="Arial" fo:font-size="15pt" fo:font-weight="normal" officeooo:rsid="001269ef" style:font-size-asian="15pt" style:font-weight-asian="normal" style:font-size-complex="15pt" style:font-weight-complex="normal"/>
    </style:style>
    <style:style style:name="T5" style:family="text">
      <style:text-properties style:font-name="Arial" fo:font-size="15pt" fo:font-weight="normal" officeooo:rsid="00127a75" style:font-size-asian="15pt" style:font-weight-asian="normal" style:font-size-complex="15pt" style:font-weight-complex="normal"/>
    </style:style>
    <style:style style:name="T6" style:family="text">
      <style:text-properties style:font-name="Arial" fo:font-size="15pt" fo:font-weight="normal" officeooo:rsid="00159d22" style:font-size-asian="15pt" style:font-weight-asian="normal" style:font-size-complex="15pt" style:font-weight-complex="normal"/>
    </style:style>
    <style:style style:name="T7" style:family="text">
      <style:text-properties style:font-name="Arial" fo:font-size="15pt" fo:font-weight="normal" officeooo:rsid="001cd058" style:font-size-asian="15pt" style:font-weight-asian="normal" style:font-size-complex="15pt" style:font-weight-complex="normal"/>
    </style:style>
    <style:style style:name="T8" style:family="text">
      <style:text-properties style:font-name="Arial" fo:font-size="15pt" fo:font-weight="normal" officeooo:rsid="0023de89" style:font-size-asian="15pt" style:font-weight-asian="normal" style:font-size-complex="15pt" style:font-weight-complex="normal"/>
    </style:style>
    <style:style style:name="T9" style:family="text">
      <style:text-properties style:font-name="Arial" fo:font-size="15pt" fo:font-weight="normal" officeooo:rsid="002fb213" style:font-size-asian="13.1000003814697pt" style:font-weight-asian="normal" style:font-size-complex="15pt" style:font-weight-complex="normal"/>
    </style:style>
    <style:style style:name="T10" style:family="text">
      <style:text-properties style:font-name="Arial" fo:font-size="15pt" fo:font-weight="normal" officeooo:rsid="00332b8d" style:font-size-asian="13.1000003814697pt" style:font-weight-asian="normal" style:font-size-complex="15pt" style:font-weight-complex="normal"/>
    </style:style>
    <style:style style:name="T11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Arial" fo:font-size="15pt" fo:font-weight="bold" officeooo:rsid="00127a75" style:font-size-asian="15pt" style:font-weight-asian="bold" style:font-size-complex="15pt" style:font-weight-complex="bold"/>
    </style:style>
    <style:style style:name="T13" style:family="text">
      <style:text-properties style:font-name="Arial" fo:font-size="15pt" fo:font-weight="bold" officeooo:rsid="0023de89" style:font-size-asian="15pt" style:font-weight-asian="bold" style:font-size-complex="15pt" style:font-weight-complex="bold"/>
    </style:style>
    <style:style style:name="T14" style:family="text">
      <style:text-properties style:font-name="Arial" fo:font-size="15pt" fo:font-weight="bold" officeooo:rsid="002fb213" style:font-size-asian="13.1000003814697pt" style:font-weight-asian="bold" style:font-size-complex="15pt" style:font-weight-complex="bold"/>
    </style:style>
    <style:style style:name="T15" style:family="text">
      <style:text-properties style:font-name="Arial" fo:font-size="15pt" style:font-size-asian="15pt" style:font-size-complex="15pt"/>
    </style:style>
    <style:style style:name="T16" style:family="text">
      <style:text-properties style:font-name="Arial" fo:font-size="15pt" officeooo:rsid="002b6e5c" style:font-size-asian="15pt" style:font-size-complex="15pt"/>
    </style:style>
    <style:style style:name="T17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8" style:family="text">
      <style:text-properties officeooo:rsid="0023de8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1">Nouns</text:span></text:p>
      <text:p text:style-name="P2"/>
      <text:list xml:id="list343077736" text:style-name="L1">
        <text:list-item>
          <text:p text:style-name="P5">Singular Nouns</text:p>
          <text:list>
            <text:list-item>
              <text:p text:style-name="P31"><text:span text:style-name="T3">Nouns can be plural </text:span><text:span text:style-name="T4">or </text:span><text:span text:style-name="T3">singular. </text:span></text:p>
              <text:list>
                <text:list-item>
                  <text:p text:style-name="P31"><text:span text:style-name="T5">a</text:span><text:span text:style-name="T3"> </text:span><text:span text:style-name="T4">cat, cats</text:span></text:p>
                </text:list-item>
                <text:list-item>
                  <text:p text:style-name="P7">a child, children</text:p>
                </text:list-item>
              </text:list>
              <text:p text:style-name="P7"/>
            </text:list-item>
            <text:list-item>
              <text:p text:style-name="P31"><text:span text:style-name="T3">When you are talking about one </text:span><text:span text:style-name="T4">thing, </text:span><text:span text:style-name="T3">person, animal, </text:span><text:span text:style-name="T4">a </text:span><text:span text:style-name="T3">place, use a singular noun.</text:span></text:p>
              <text:list>
                <text:list-item>
                  <text:p text:style-name="P35"><text:span text:style-name="T2">a</text:span><text:span text:style-name="T3"> </text:span><text:span text:style-name="T2">dog</text:span></text:p>
                </text:list-item>
                <text:list-item>
                  <text:p text:style-name="P8">a man</text:p>
                </text:list-item>
                <text:list-item>
                  <text:p text:style-name="P35"><text:span text:style-name="T2">a car</text:span><text:span text:style-name="T7">s</text:span></text:p>
                </text:list-item>
              </text:list>
            </text:list-item>
          </text:list>
        </text:list-item>
      </text:list>
      <text:p text:style-name="P3"/>
      <text:list xml:id="list204854790696623" text:continue-numbering="true" text:style-name="L1">
        <text:list-item>
          <text:list>
            <text:list-item>
              <text:p text:style-name="P32"><text:span text:style-name="T6">We us</text:span><text:span text:style-name="T5">e </text:span><text:span text:style-name="T12">a</text:span><text:span text:style-name="T5"> or </text:span><text:span text:style-name="T12">an</text:span><text:span text:style-name="T5"> before singular nouns.</text:span></text:p>
              <text:list>
                <text:list-item>
                  <text:p text:style-name="P36"><text:span text:style-name="T11">a</text:span><text:span text:style-name="T2"> cat</text:span></text:p>
                </text:list-item>
                <text:list-item>
                  <text:p text:style-name="P36"><text:span text:style-name="T11">an</text:span><text:span text:style-name="T2"> apple</text:span></text:p>
                  <text:p text:style-name="P9"/>
                </text:list-item>
              </text:list>
            </text:list-item>
            <text:list-item>
              <text:p text:style-name="P8">Use an before words beginning with vowels (a, e, i, o, u).</text:p>
              <text:list>
                <text:list-item>
                  <text:p text:style-name="P37"><text:span text:style-name="T5">a</text:span><text:span text:style-name="T2">n orange</text:span></text:p>
                </text:list-item>
                <text:list-item>
                  <text:p text:style-name="P10">an uncle</text:p>
                  <text:p text:style-name="P10"/>
                </text:list-item>
              </text:list>
            </text:list-item>
            <text:list-item>
              <text:p text:style-name="P38"><text:span text:style-name="T2">Use either </text:span><text:span text:style-name="T11">an</text:span><text:span text:style-name="T2"> or </text:span><text:span text:style-name="T11">a</text:span><text:span text:style-name="T2"> :</text:span></text:p>
            </text:list-item>
          </text:list>
        </text:list-item>
      </text:list>
      <text:list xml:id="list416271395" text:style-name="L2">
        <text:list-item>
          <text:list>
            <text:list-item>
              <text:list>
                <text:list-item>
                  <text:p text:style-name="P11">____ basketball</text:p>
                </text:list-item>
                <text:list-item>
                  <text:p text:style-name="P11">____ horse</text:p>
                </text:list-item>
                <text:list-item>
                  <text:p text:style-name="P11">____ umbrella</text:p>
                </text:list-item>
                <text:list-item>
                  <text:p text:style-name="P11">____ hour</text:p>
                </text:list-item>
                <text:list-item>
                  <text:p text:style-name="P11">____ university</text:p>
                </text:list-item>
                <text:list-item>
                  <text:p text:style-name="P11">____ school </text:p>
                </text:list-item>
                <text:list-item>
                  <text:p text:style-name="P11">____ onion</text:p>
                </text:list-item>
                <text:list-item>
                  <text:p text:style-name="P11">____ aunt</text:p>
                </text:list-item>
                <text:list-item>
                  <text:p text:style-name="P11">____ mobile</text:p>
                </text:list-item>
                <text:list-item>
                  <text:p text:style-name="P11">____ desk</text:p>
                </text:list-item>
                <text:list-item>
                  <text:p text:style-name="P11">____ number</text:p>
                </text:list-item>
                <text:list-item>
                  <text:p text:style-name="P11">____ pen</text:p>
                </text:list-item>
                <text:list-item>
                  <text:p text:style-name="P11">____ honour </text:p>
                  <text:p text:style-name="P12"><text:soft-page-break/></text:p>
                </text:list-item>
              </text:list>
            </text:list-item>
          </text:list>
        </text:list-item>
      </text:list>
      <text:list xml:id="list204854165963986" text:continue-list="list204854790696623" text:style-name="L1">
        <text:list-item>
          <text:list>
            <text:list-header>
              <text:p text:style-name="P13"/>
            </text:list-header>
          </text:list>
        </text:list-item>
        <text:list-item>
          <text:p text:style-name="P6">Plural Nouns</text:p>
          <text:list>
            <text:list-item>
              <text:p text:style-name="P8">When we talk about more than one thing, place, person, animals.. we use plural nouns</text:p>
              <text:list>
                <text:list-item>
                  <text:p text:style-name="P8">stars</text:p>
                </text:list-item>
                <text:list-item>
                  <text:p text:style-name="P8">ship </text:p>
                </text:list-item>
                <text:list-item>
                  <text:p text:style-name="P8">cats</text:p>
                  <text:p text:style-name="P8"/>
                </text:list-item>
              </text:list>
            </text:list-item>
            <text:list-item>
              <text:p text:style-name="P8">Most singular nouns are made by adding (s) at the end.</text:p>
              <text:list>
                <text:list-item>
                  <text:p text:style-name="P14">Ship → <text:s/>ships</text:p>
                </text:list-item>
                <text:list-item>
                  <text:p text:style-name="P14">bird <text:s/>→ <text:s/>birds</text:p>
                </text:list-item>
                <text:list-item>
                  <text:p text:style-name="P14">egg <text:s/>→ eggs</text:p>
                  <text:p text:style-name="P14"/>
                </text:list-item>
              </text:list>
            </text:list-item>
            <text:list-item>
              <text:p text:style-name="P14">Some plural nouns end in -es.</text:p>
              <text:p text:style-name="P14">When the last letters of singular nouns are <text:span text:style-name="T1">ch</text:span>, <text:span text:style-name="T1">sh</text:span>, <text:span text:style-name="T1">s</text:span>, <text:span text:style-name="T1">ss</text:span> or <text:span text:style-name="T1">x</text:span>, you usually add <text:span text:style-name="T1">- es</text:span> to form the plural.</text:p>
              <text:list>
                <text:list-item>
                  <text:p text:style-name="P16">Beach → Beaches</text:p>
                </text:list-item>
                <text:list-item>
                  <text:p text:style-name="P16">box → boxes</text:p>
                </text:list-item>
                <text:list-item>
                  <text:p text:style-name="P16">bush → bushes</text:p>
                </text:list-item>
                <text:list-item>
                  <text:p text:style-name="P16">glass → glasses</text:p>
                  <text:p text:style-name="P16"/>
                </text:list-item>
              </text:list>
            </text:list-item>
            <text:list-item>
              <text:p text:style-name="P17">Some plural nouns end in -ies. Some nouns are made plural by changing y to i, and adding -es.</text:p>
              <text:list>
                <text:list-item>
                  <text:p text:style-name="P17">Baby → babies</text:p>
                </text:list-item>
                <text:list-item>
                  <text:p text:style-name="P17">family → families</text:p>
                </text:list-item>
                <text:list-item>
                  <text:p text:style-name="P17">story → storiess</text:p>
                  <text:p text:style-name="P17"/>
                </text:list-item>
              </text:list>
            </text:list-item>
            <text:list-item>
              <text:p text:style-name="P15">if there is a vowel before the <text:span text:style-name="T18">(</text:span><text:span text:style-name="T1">y</text:span><text:span text:style-name="T18">)</text:span> add <text:span text:style-name="T1">-s</text:span> to form the plural.</text:p>
              <text:list>
                <text:list-item>
                  <text:p text:style-name="P18">Key → keys</text:p>
                </text:list-item>
                <text:list-item>
                  <text:p text:style-name="P18">turkey → turkeys</text:p>
                </text:list-item>
                <text:list-item>
                  <text:p text:style-name="P18">day → days</text:p>
                </text:list-item>
              </text:list>
              <text:p text:style-name="P18"/>
            </text:list-item>
            <text:list-item>
              <text:p text:style-name="P33"><text:span text:style-name="T8">If a noun ends in</text:span><text:span text:style-name="T13"> -f,</text:span><text:span text:style-name="T8"> you often change </text:span><text:span text:style-name="T13">f</text:span><text:span text:style-name="T8"> to </text:span><text:span text:style-name="T13">v</text:span><text:span text:style-name="T8">, and add </text:span><text:span text:style-name="T13">-es.</text:span></text:p>
              <text:list>
                <text:list-item>
                  <text:p text:style-name="P39"><text:span text:style-name="T8">H</text:span><text:span text:style-name="T2">alf → halves</text:span></text:p>
                </text:list-item>
                <text:list-item>
                  <text:p text:style-name="P19">leaf → leaves</text:p>
                </text:list-item>
                <text:list-item>
                  <text:p text:style-name="P19">wolf → wolves</text:p>
                </text:list-item>
              </text:list>
            </text:list-item>
            <text:list-item>
              <text:p text:style-name="P22"><text:soft-page-break/>Often nouns that end in -f, just need -s to form the plural.</text:p>
              <text:list>
                <text:list-item>
                  <text:p text:style-name="P40">Cliff → cliffs</text:p>
                </text:list-item>
                <text:list-item>
                  <text:p text:style-name="P40">chef → chiffs</text:p>
                  <text:p text:style-name="P40"/>
                </text:list-item>
              </text:list>
            </text:list-item>
            <text:list-item>
              <text:p text:style-name="P23">With some words that end in -fe, you change f to v, and add -s.</text:p>
              <text:list>
                <text:list-item>
                  <text:p text:style-name="P24">life → lives </text:p>
                </text:list-item>
                <text:list-item>
                  <text:p text:style-name="P24">knife → knifes </text:p>
                </text:list-item>
                <text:list-item>
                  <text:p text:style-name="P24">wife → wives</text:p>
                  <text:p text:style-name="P24"/>
                </text:list-item>
              </text:list>
            </text:list-item>
            <text:list-item>
              <text:p text:style-name="P24">If a noun ends in -o, you just add -s to form the plural.</text:p>
              <text:list>
                <text:list-item>
                  <text:p text:style-name="P25">Rhino → rhinos</text:p>
                </text:list-item>
                <text:list-item>
                  <text:p text:style-name="P25">kangaroo → kangaroos</text:p>
                </text:list-item>
                <text:list-item>
                  <text:p text:style-name="P25">video → videos</text:p>
                </text:list-item>
              </text:list>
            </text:list-item>
          </text:list>
        </text:list-item>
      </text:list>
      <text:p text:style-name="P4"/>
      <text:list xml:id="list204853961173864" text:continue-numbering="true" text:style-name="L1">
        <text:list-item>
          <text:list>
            <text:list-item>
              <text:p text:style-name="P25">But with some nouns that end in -o, you add -es to form the plural.</text:p>
              <text:list>
                <text:list-item>
                  <text:p text:style-name="P26">Tomato → tomatoes</text:p>
                </text:list-item>
                <text:list-item>
                  <text:p text:style-name="P26">hero → heroes</text:p>
                  <text:p text:style-name="P26"/>
                </text:list-item>
              </text:list>
            </text:list-item>
            <text:list-item>
              <text:p text:style-name="P26">Some plural nouns are the same as the singular noun.</text:p>
              <text:list>
                <text:list-item>
                  <text:p text:style-name="P27">Sheep → sheep</text:p>
                </text:list-item>
                <text:list-item>
                  <text:p text:style-name="P27">fish → fish </text:p>
                </text:list-item>
                <text:list-item>
                  <text:p text:style-name="P27">deer → deer</text:p>
                </text:list-item>
              </text:list>
            </text:list-item>
          </text:list>
        </text:list-item>
      </text:list>
      <text:p text:style-name="P28"/>
      <text:list xml:id="list204855418480257" text:continue-numbering="true" text:style-name="L1">
        <text:list-item>
          <text:list>
            <text:list-item>
              <text:p text:style-name="P27">Some nouns are always plural.</text:p>
              <text:list>
                <text:list-item>
                  <text:p text:style-name="P41"><text:span text:style-name="T16">P</text:span><text:span text:style-name="T15">ants </text:span></text:p>
                </text:list-item>
                <text:list-item>
                  <text:p text:style-name="P29">shorts </text:p>
                </text:list-item>
                <text:list-item>
                  <text:p text:style-name="P29">slippers </text:p>
                </text:list-item>
                <text:list-item>
                  <text:p text:style-name="P29">socks </text:p>
                </text:list-item>
              </text:list>
            </text:list-item>
          </text:list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2"><text:soft-page-break/><text:span text:style-name="T15"><text:tab/><text:tab/><text:tab/><text:tab/></text:span><text:span text:style-name="T17">Personal Pronouns</text:span></text:p>
      <text:p text:style-name="P20"/>
      <text:p text:style-name="P20">A <text:span text:style-name="T1">pronoun</text:span> is a word that takes the place of a common noun or a proper noun. There are different kinds of pronouns.</text:p>
      <text:p text:style-name="P20"/>
      <text:list xml:id="list3755394488" text:style-name="L3">
        <text:list-item>
          <text:p text:style-name="P34"><text:span text:style-name="T9">The words </text:span><text:span text:style-name="T14">I, you, he, she, it, we and they</text:span><text:span text:style-name="T9"> are called </text:span><text:span text:style-name="T14">personal pronouns</text:span><text:span text:style-name="T9">. They take the place of nouns and are used as the subject of the verb in a sentence.</text:span></text:p>
        </text:list-item>
      </text:list>
      <text:p text:style-name="P20"/>
      <text:p text:style-name="P20"><text:tab/><text:tab/>My name is David. <text:span text:style-name="T1">I</text:span> am the youngest in the family.</text:p>
      <text:p text:style-name="P20"><text:tab/><text:tab/>This is my father. <text:span text:style-name="T1">He</text:span> is a teacher.</text:p>
      <text:p text:style-name="P20"><text:tab/><text:tab/>This is my mother. <text:span text:style-name="T1">She</text:span> is a lawyer.</text:p>
      <text:p text:style-name="P21"><text:tab/><text:tab/><text:span text:style-name="T1">I </text:span>have a brother and two sisters.</text:p>
      <text:p text:style-name="P20"><text:tab/><text:tab/><text:span text:style-name="T1">They</text:span> are Peter, Sharon and Jenny.</text:p>
      <text:p text:style-name="P20"><text:tab/><text:tab/><text:span text:style-name="T1">I</text:span> have a dog. <text:span text:style-name="T1">It</text:span> is called Lucky.</text:p>
      <text:p text:style-name="P20"><text:tab/><text:tab/>Lucky, <text:span text:style-name="T1">you</text:span> are a good dog.</text:p>
      <text:p text:style-name="P20"><text:tab/><text:tab/>Good morning, children! <text:span text:style-name="T1">You</text:span> may sit down now.</text:p>
      <text:p text:style-name="P20"/>
      <text:p text:style-name="P20"><text:tab/>The <text:span text:style-name="T1">subject</text:span> of a sentence is the person, animal, place or thing that <text:tab/>does the action shown by the verb.</text:p>
      <text:p text:style-name="P20"/>
      <text:list xml:id="list204854159907325" text:continue-numbering="true" text:style-name="L3">
        <text:list-item>
          <text:p text:style-name="P34"><text:span text:style-name="T9">The words </text:span><text:span text:style-name="T14">me, you, him, her, it, us</text:span><text:span text:style-name="T9"> and </text:span><text:span text:style-name="T14">them</text:span><text:span text:style-name="T9"> are als</text:span><text:span text:style-name="T10">o </text:span><text:span text:style-name="T9">personal pronouns. They also take the place of nouns. These pronouns are used as the object of the verb in a sentence.</text:span></text:p>
          <text:list>
            <text:list-header>
              <text:p text:style-name="P43"/>
              <text:p text:style-name="P43">I am standing on my head. Look at <text:span text:style-name="T1">me</text:span>.</text:p>
              <text:p text:style-name="P43">My mother is kind. Everybody likes <text:span text:style-name="T1">her</text:span>.</text:p>
              <text:p text:style-name="P43">Lisa, I told you to tidy <text:span text:style-name="T1">your</text:span> bed!</text:p>
              <text:p text:style-name="P43">Sharon and Jenny! Dad is waiting for <text:span text:style-name="T1">you</text:span>!</text:p>
              <text:p text:style-name="P43">Lucky and I are playing in the park. Dad is watching <text:span text:style-name="T1">us</text:span>.</text:p>
              <text:p text:style-name="P43">You must not play with the knife. Give it to <text:span text:style-name="T1">me</text:span>.</text:p>
              <text:p text:style-name="P43">Pick up your toys and put <text:span text:style-name="T1">them</text:span> away.</text:p>
            </text:list-header>
          </text:list>
        </text:list-item>
      </text:list>
      <text:p text:style-name="P44"/>
      <text:p text:style-name="P44"/>
      <text:p text:style-name="P44"/>
      <text:p text:style-name="P44"/>
      <text:p text:style-name="P44"/>
      <text:p text:style-name="P44"><text:soft-page-break/>There are three groups of pronouns: first person,</text:p>
      <text:p text:style-name="P44">second person and third person.</text:p>
      <text:p text:style-name="P44">The person speaking is called the first person.</text:p>
      <text:p text:style-name="P44">The first-person pronouns are I or me (in the singular) and</text:p>
      <text:p text:style-name="P44">we or us (in the plural).</text:p>
      <text:p text:style-name="P44">The person spoken to is called the second person. The</text:p>
      <text:p text:style-name="P44">second-person pronoun is you (in both singular and plural).</text:p>
      <text:p text:style-name="P44">The person (or animal, or thing) spoken about is called the</text:p>
      <text:p text:style-name="P44">third person. The third-person pronouns are he or him, she or</text:p>
      <text:p text:style-name="P44">her, and it (in the singular), and they or them (in the plural).</text:p>
      <text:p text:style-name="P44">The word I is always spelled with a capital letter.</text:p>
      <text:p text:style-name="P44">The pronoun he is used for men and boys, she for</text:p>
      <text:p text:style-name="P44">women and girls, and it for things and animals.</text:p>
      <text:p text:style-name="P44">Here is a table to help yo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ahoma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SY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ahoma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SY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ahoma" fo:font-family="Tahoma" style:font-family-generic="swiss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bold" officeooo:rsid="00182f1a" officeooo:paragraph-rsid="00182f1a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uhannad Hassoun 0997606295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8:11:46.671527724</meta:creation-date>
    <dc:date>2022-11-06T20:48:53.512557801</dc:date>
    <meta:editing-duration>PT59M28S</meta:editing-duration>
    <meta:editing-cycles>44</meta:editing-cycles>
    <meta:generator>LibreOffice/7.3.6.2$Linux_X86_64 LibreOffice_project/30$Build-2</meta:generator>
    <meta:document-statistic meta:table-count="0" meta:image-count="0" meta:object-count="0" meta:page-count="5" meta:paragraph-count="127" meta:word-count="829" meta:character-count="3701" meta:non-whitespace-character-count="3041"/>
  </office:meta>
</office:document-meta>
</file>